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bc3f" officeooo:paragraph-rsid="001d9206"/>
    </style:style>
    <style:style style:name="T1" style:family="text">
      <style:text-properties officeooo:rsid="001d92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tep 1-&gt; </text:span>Windows 10 pro </text:p>
      <text:p text:style-name="P1"><text:span text:style-name="T1">Step 2</text:span>-&gt; XXAMP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4T00:22:59.338000000</meta:creation-date>
    <dc:date>2024-06-04T00:23:58.127000000</dc:date>
    <meta:editing-duration>PT53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2" meta:word-count="8" meta:character-count="38" meta:non-whitespace-character-count="31"/>
  </office:meta>
</office:document-meta>
</file>